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ito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officeooo:rsid="0006a3e2" officeooo:paragraph-rsid="0006a3e2"/>
    </style:style>
    <style:style style:name="P5" style:family="paragraph" style:parent-style-name="Text_20_body">
      <style:text-properties officeooo:paragraph-rsid="0006a3e2"/>
    </style:style>
    <style:style style:name="P6" style:family="paragraph" style:parent-style-name="List_20_Contents">
      <style:paragraph-properties fo:text-align="center" style:justify-single-word="false" fo:break-before="page"/>
      <style:text-properties style:font-name="Arial1" fo:font-size="14pt" fo:font-weight="bold" style:font-size-asian="14pt" style:font-weight-asian="bold" style:font-size-complex="14pt" style:font-weight-complex="bold"/>
    </style:style>
    <style:style style:name="P7" style:family="paragraph" style:parent-style-name="Header">
      <style:paragraph-properties fo:text-align="end" style:justify-single-word="false"/>
      <style:text-properties officeooo:rsid="00070ee1" officeooo:paragraph-rsid="00070ee1"/>
    </style:style>
    <style:style style:name="P8" style:family="paragraph" style:parent-style-name="Heading_20_1">
      <style:text-properties officeooo:rsid="0006a3e2" officeooo:paragraph-rsid="0006a3e2"/>
    </style:style>
    <style:style style:name="P9" style:family="paragraph" style:parent-style-name="Heading_20_1" style:master-page-name="First_20_Page">
      <style:paragraph-properties style:page-number="6"/>
    </style:style>
    <style:style style:name="P10" style:family="paragraph" style:parent-style-name="Heading_20_2">
      <style:text-properties officeooo:rsid="0006a3e2" officeooo:paragraph-rsid="0006a3e2"/>
    </style:style>
    <style:style style:name="P11" style:family="paragraph" style:parent-style-name="Heading_20_2">
      <style:text-properties officeooo:rsid="00070ee1" officeooo:paragraph-rsid="00070ee1"/>
    </style:style>
    <style:style style:name="P12" style:family="paragraph" style:parent-style-name="Heading_20_3">
      <style:paragraph-properties fo:margin-left="0cm" fo:margin-right="0cm" fo:text-indent="0cm" style:auto-text-indent="false"/>
      <style:text-properties officeooo:rsid="0006a3e2" officeooo:paragraph-rsid="0006a3e2"/>
    </style:style>
    <style:style style:name="P13" style:family="paragraph" style:parent-style-name="Heading_20_3">
      <style:text-properties officeooo:rsid="0006a3e2" officeooo:paragraph-rsid="0006a3e2"/>
    </style:style>
    <style:style style:name="P14" style:family="paragraph" style:parent-style-name="Text_20_body" style:list-style-name="L1">
      <style:text-properties officeooo:rsid="0006a3e2" officeooo:paragraph-rsid="0006a3e2"/>
    </style:style>
    <style:style style:name="P15" style:family="paragraph" style:parent-style-name="Text_20_body">
      <style:paragraph-properties fo:break-before="page"/>
      <style:text-properties officeooo:rsid="00070ee1" officeooo:paragraph-rsid="00070ee1"/>
    </style:style>
    <style:style style:name="P16" style:family="paragraph" style:parent-style-name="Text_20_body">
      <style:text-properties officeooo:paragraph-rsid="0006a3e2"/>
    </style:style>
    <style:style style:name="P1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06a3e2"/>
    </style:style>
    <style:style style:name="T1" style:family="text">
      <style:text-properties officeooo:rsid="0006a3e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2" text:is-list-header="true">capa</text:h>
      <text:p text:style-name="P15">OUTRA CAPA</text:p>
      <text:p text:style-name="P15">RESUMO</text:p>
      <text:p text:style-name="P15">ABSTRACT</text:p>
      <text:p text:style-name="P6">SUMÁRIO</text:p>
      <text:p text:style-name="P4"/>
      <text:table-of-content text:style-name="Sect1" text:protected="true" text:name="Sumá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Text_20_body"/>
        </text:index-body>
      </text:table-of-content>
      <text:p text:style-name="P17"/>
      <text:p text:style-name="P17"/>
      <text:p text:style-name="P5"/>
      <text:h text:style-name="P9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ito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Arial4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fo:text-transform="uppercase" style:font-name="Arial3" fo:font-family="Arial" style:font-style-name="Negrito" style:font-family-generic="swiss" style:font-pitch="variable" fo:font-size="12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Arial3" fo:font-family="Arial" style:font-style-name="Negrito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fo:text-transform="uppercase" style:font-name="Arial3" fo:font-family="Arial" style:font-style-name="Negrito" style:font-family-generic="swiss" style:font-pitch="variable" fo:font-size="1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align="justify" style:justify-single-word="false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text-transform="uppercase" style:font-name="Arial3" fo:font-family="Arial" style:font-style-name="Negrito" style:font-family-generic="swiss" style:font-pitch="variabl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align="justify" style:justify-single-word="false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text-transform="uppercase" style:font-name="Arial4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align="justify" style:justify-single-word="false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3" fo:font-family="Arial" style:font-style-name="Negrito" style:font-family-generic="swiss" style:font-pitch="variable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70ee1" officeooo:paragraph-rsid="00070ee1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>
      <style:header>
        <text:p text:style-name="MP1"><text:page-number text:select-page="current">6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2T17:48:43.159000000</meta:creation-date>
    <dc:date>2023-04-03T00:56:46.524000000</dc:date>
    <meta:editing-duration>PT6H46M55S</meta:editing-duration>
    <meta:editing-cycles>2</meta:editing-cycles>
    <meta:generator>LibreOffice/7.5.2.2$Windows_X86_64 LibreOffice_project/53bb9681a964705cf672590721dbc85eb4d0c3a2</meta:generator>
    <meta:document-statistic meta:table-count="0" meta:image-count="0" meta:object-count="0" meta:page-count="6" meta:paragraph-count="7" meta:word-count="8" meta:character-count="37" meta:non-whitespace-character-count="36"/>
  </office:meta>
</office:document-meta>
</file>